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AppleSystemUIFont" svg:font-family="AppleSystemUIFo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2179db" officeooo:paragraph-rsid="002179db"/>
    </style:style>
    <style:style style:name="P2" style:family="paragraph" style:parent-style-name="Standard">
      <style:text-properties officeooo:rsid="0022ee97" officeooo:paragraph-rsid="0022ee97"/>
    </style:style>
    <style:style style:name="P3" style:family="paragraph" style:parent-style-name="Standard">
      <style:text-properties officeooo:paragraph-rsid="002179db"/>
    </style:style>
    <style:style style:name="P4" style:family="paragraph" style:parent-style-name="Standard">
      <style:text-properties officeooo:rsid="002485e6" officeooo:paragraph-rsid="002485e6"/>
    </style:style>
    <style:style style:name="T1" style:family="text">
      <style:text-properties style:use-window-font-color="true" style:font-name="AppleSystemUIFont" fo:font-size="12pt" style:font-size-asian="12pt"/>
    </style:style>
    <style:style style:name="T2" style:family="text">
      <style:text-properties style:use-window-font-color="true" style:font-name="AppleSystemUIFont" fo:font-size="12pt" officeooo:rsid="0022ee97" style:font-size-asian="12pt"/>
    </style:style>
    <style:style style:name="T3" style:family="text">
      <style:text-properties style:use-window-font-color="true" style:font-name="AppleSystemUIFont" fo:font-size="12pt" officeooo:rsid="002485e6" style:font-size-asian="12pt"/>
    </style:style>
    <style:style style:name="T4" style:family="text">
      <style:text-properties style:use-window-font-color="true" style:font-name="AppleSystemUIFont" fo:font-size="12pt" officeooo:rsid="002179db" style:font-size-asian="12pt"/>
    </style:style>
    <style:style style:name="T5" style:family="text">
      <style:text-properties officeooo:rsid="002485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kış Diyagramı</text:span></text:p>
      <text:p text:style-name="P1"><text:span text:style-name="T1">1. Başla</text:span></text:p>
      <text:p text:style-name="P1"><text:span text:style-name="T1">2. </text:span><text:span text:style-name="T3">X = 0</text:span></text:p>
      <text:p text:style-name="P1"><text:span text:style-name="T1">3. </text:span><text:span text:style-name="T3">Bir sayı gir (y).</text:span></text:p>
      <text:p text:style-name="P1"><text:span text:style-name="T1">4. </text:span><text:span text:style-name="T3">y&gt; x ise yaz pozitif</text:span></text:p>
      <text:p text:style-name="P3"><text:span text:style-name="T4">5. </text:span><text:span text:style-name="T2">D</text:span><text:span text:style-name="T3">eğilse y =x ise yaz sıfıra eşit</text:span></text:p>
      <text:p text:style-name="P2"><text:span text:style-name="T1">6. Değilse </text:span><text:span text:style-name="T3">y&lt; x yaz negatif</text:span></text:p>
      <text:p text:style-name="P4"><text:span text:style-name="T3">7. </text:span><text:span text:style-name="T1">Bitir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AppleSystemUIFont" svg:font-family="AppleSystemUIFo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988cm" style:writing-mode="page"/>
      <style:text-properties style:use-window-font-color="true" style:font-name="Liberation Serif" fo:font-size="12pt" fo:language="tr" fo:country="T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3-09T22:54:21.372695080</meta:creation-date>
    <dc:date>2020-03-10T21:44:25.066134207</dc:date>
    <meta:editing-duration>PT10H47M8S</meta:editing-duration>
    <meta:editing-cycles>3</meta:editing-cycles>
    <meta:generator>LibreOffice/6.3.3.2$MacOSX_X86_64 LibreOffice_project/a64200df03143b798afd1ec74a12ab50359878ed</meta:generator>
    <meta:document-statistic meta:table-count="0" meta:image-count="0" meta:object-count="0" meta:page-count="1" meta:paragraph-count="8" meta:word-count="35" meta:character-count="144" meta:non-whitespace-character-count="117"/>
  </office:meta>
</office:document-meta>
</file>